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2.413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0.833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number-columns-repeated="12" table:default-cell-style-name="ce8"/>
        <table:table-row table:style-name="ro1">
          <table:table-cell table:style-name="ce1" office:value-type="string" calcext:value-type="string">
            <text:p>Settings</text:p>
          </table:table-cell>
          <table:table-cell table:style-name="ce6"/>
          <table:table-cell table:style-name="ce8"/>
          <table:table-cell table:style-name="Default"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Search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hile typing: Suggestions are provided</text:p>
          </table:table-cell>
          <table:table-cell table:style-name="ce9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table:number-columns-repeated="13"/>
        </table:table-row>
        <table:table-row table:style-name="ro2">
          <table:table-cell/>
          <table:table-cell table:style-name="ce9"/>
          <table:table-cell table:number-columns-repeated="14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9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9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 table:number-rows-repeated="21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3:07:37.01386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09-28T13:58:05.190659752</dc:date>
    <dc:creator>Jerome Flesch</dc:creator>
    <meta:editing-duration>PT1H28M32S</meta:editing-duration>
    <meta:editing-cycles>12</meta:editing-cycles>
    <meta:generator>LibreOffice/4.3.3.2$Linux_X86_64 LibreOffice_project/430m0$Build-2</meta:generator>
    <meta:document-statistic meta:table-count="1" meta:cell-count="325" meta:object-count="0"/>
  </office:meta>
</office:document-meta>
</file>